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60/settings.xml"/>
  <manifest:file-entry manifest:media-type="text/xml" manifest:full-path="Object 60/content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40/settings.xml"/>
  <manifest:file-entry manifest:media-type="text/xml" manifest:full-path="Object 40/content.xml"/>
  <manifest:file-entry manifest:media-type="application/vnd.sun.xml.ui.configuration" manifest:full-path="Object 40/Configurations2/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styles.xml"/>
  <manifest:file-entry manifest:media-type="text/xml" manifest:full-path="Object 20/meta.xml"/>
  <manifest:file-entry manifest:media-type="text/xml" manifest:full-path="Object 20/content.xml"/>
  <manifest:file-entry manifest:media-type="text/xml" manifest:full-path="Object 20/styles.xml"/>
  <manifest:file-entry manifest:media-type="application/vnd.oasis.opendocument.chart" manifest:full-path="Object 20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1/meta.xml"/>
  <manifest:file-entry manifest:media-type="text/xml" manifest:full-path="Object 21/content.xml"/>
  <manifest:file-entry manifest:media-type="text/xml" manifest:full-path="Object 21/styles.xml"/>
  <manifest:file-entry manifest:media-type="application/vnd.oasis.opendocument.chart" manifest:full-path="Object 21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" manifest:full-path="Pictures/2000000700007E3C0000510843C3D73A.svm"/>
  <manifest:file-entry manifest:media-type="" manifest:full-path="Pictures/2000000700001B4A000012782D983B40.svm"/>
  <manifest:file-entry manifest:media-type="" manifest:full-path="Pictures/20000007000074DD000046D6F1CB287F.svm"/>
  <manifest:file-entry manifest:media-type="" manifest:full-path="Pictures/2000000700001B4A00001278D497A87A.svm"/>
  <manifest:file-entry manifest:media-type="" manifest:full-path="Pictures/2000000700001B4A0000127887BE0DB5.svm"/>
  <manifest:file-entry manifest:media-type="" manifest:full-path="Pictures/2000000700001B4A00001278080B7765.svm"/>
  <manifest:file-entry manifest:media-type="" manifest:full-path="Pictures/200000070000802A00004FEE5F5E11D3.svm"/>
  <manifest:file-entry manifest:media-type="" manifest:full-path="Pictures/20000007000096C300007B33579C0AA4.svm"/>
  <manifest:file-entry manifest:media-type="" manifest:full-path="Pictures/2000000700001B4A000012782D52CB65.svm"/>
  <manifest:file-entry manifest:media-type="" manifest:full-path="Pictures/2000000700001B4A00001278FA556C92.svm"/>
  <manifest:file-entry manifest:media-type="" manifest:full-path="Pictures/2000000700001B4A00001278AAE56076.svm"/>
  <manifest:file-entry manifest:media-type="" manifest:full-path="Pictures/2000000700001B4A00001278E8C25265.svm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49/settings.xml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application/binary" manifest:full-path="layout-cache"/>
  <manifest:file-entry manifest:media-type="text/xml" manifest:full-path="Object 26/meta.xml"/>
  <manifest:file-entry manifest:media-type="text/xml" manifest:full-path="Object 26/content.xml"/>
  <manifest:file-entry manifest:media-type="text/xml" manifest:full-path="Object 26/styles.xml"/>
  <manifest:file-entry manifest:media-type="application/vnd.oasis.opendocument.chart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1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10/settings.xml"/>
  <manifest:file-entry manifest:media-type="text/xml" manifest:full-path="Object 10/cont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OpenSymbol1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2.829cm" fo:margin-left="1.545cm" fo:margin-right="2.626cm" table:align="margins"/>
    </style:style>
    <style:style style:name="Tableau2.A" style:family="table-column">
      <style:table-column-properties style:column-width="3.149cm" style:rel-column-width="16084*"/>
    </style:style>
    <style:style style:name="Tableau2.B" style:family="table-column">
      <style:table-column-properties style:column-width="1.383cm" style:rel-column-width="7064*"/>
    </style:style>
    <style:style style:name="Tableau2.H" style:family="table-column">
      <style:table-column-properties style:column-width="1.383cm" style:rel-column-width="70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 style:data-style-name="N0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7.752cm" style:rel-column-width="29862*"/>
    </style:style>
    <style:style style:name="Tableau3.B" style:family="table-column">
      <style:table-column-properties style:column-width="9.26cm" style:rel-column-width="35673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7.699cm" style:rel-column-width="29658*"/>
    </style:style>
    <style:style style:name="Tableau4.B" style:family="table-column">
      <style:table-column-properties style:column-width="9.313cm" style:rel-column-width="35877*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0.05pt solid #000000" fo:border-right="0.05pt solid #000000" fo:border-top="none" fo:border-bottom="none"/>
    </style:style>
    <style:style style:name="Tableau5" style:family="table">
      <style:table-properties style:width="12.829cm" fo:margin-left="1.545cm" fo:margin-right="2.626cm" table:align="margins"/>
    </style:style>
    <style:style style:name="Tableau5.A" style:family="table-column">
      <style:table-column-properties style:column-width="3.149cm" style:rel-column-width="16084*"/>
    </style:style>
    <style:style style:name="Tableau5.B" style:family="table-column">
      <style:table-column-properties style:column-width="1.383cm" style:rel-column-width="7064*"/>
    </style:style>
    <style:style style:name="Tableau5.H" style:family="table-column">
      <style:table-column-properties style:column-width="1.383cm" style:rel-column-width="70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 style:data-style-name="N0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5.927cm" style:rel-column-width="22830*"/>
    </style:style>
    <style:style style:name="Tableau8.B" style:family="table-column">
      <style:table-column-properties style:column-width="11.086cm" style:rel-column-width="42705*"/>
    </style:style>
    <style:style style:name="Tableau8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D" style:family="table-column">
      <style:table-column-properties style:column-width="4.251cm" style:rel-column-width="16386*"/>
    </style:style>
    <style:style style:name="Tableau7.A1" style:family="table-cell">
      <style:table-cell-properties fo:padding="0.097cm" fo:border="none"/>
    </style:style>
    <style:style style:name="Tableau18" style:family="table">
      <style:table-properties style:width="17.013cm" fo:margin-left="0cm" fo:margin-right="-0.012cm" table:align="margins" style:writing-mode="lr-tb"/>
    </style:style>
    <style:style style:name="Tableau18.A" style:family="table-column">
      <style:table-column-properties style:column-width="5.671cm" style:rel-column-width="21845*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"/>
    </style:style>
    <style:style style:name="P3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background-color="#e6e6e6">
        <style:background-image/>
      </style:paragraph-properties>
    </style:style>
    <style:style style:name="P14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16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Times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1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position="0% 100%" style:font-name="OpenSymbol1" fo:font-style="normal" style:font-style-asian="normal" style:font-style-complex="normal"/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Heading_20_2">
      <style:text-properties style:text-underline-style="solid" style:text-underline-width="auto" style:text-underline-color="font-color"/>
    </style:style>
    <style:style style:name="P25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 style:list-style-name="L1"/>
    <style:style style:name="P27" style:family="paragraph" style:parent-style-name="Standard" style:list-style-name="L2"/>
    <style:style style:name="P28" style:family="paragraph" style:parent-style-name="Standard" style:list-style-name="L2">
      <style:text-properties style:font-name="Times"/>
    </style:style>
    <style:style style:name="P29" style:family="paragraph" style:parent-style-name="Standard" style:list-style-name="L3"/>
    <style:style style:name="P30" style:family="paragraph" style:parent-style-name="Standard" style:list-style-name="L4"/>
    <style:style style:name="P31" style:family="paragraph" style:parent-style-name="Standard" style:list-style-name="L5">
      <style:paragraph-properties fo:text-align="start" style:justify-single-word="false"/>
    </style:style>
    <style:style style:name="P32" style:family="paragraph" style:parent-style-name="Heading_20_1">
      <style:text-properties style:text-underline-style="solid" style:text-underline-width="auto" style:text-underline-color="font-colo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"/>
    </style:style>
    <style:style style:name="T6" style:family="text">
      <style:text-properties style:font-name="Times" fo:font-style="italic"/>
    </style:style>
    <style:style style:name="T7" style:family="text">
      <style:text-properties style:font-name="Times" fo:font-style="italic" style:font-style-asian="italic" style:font-style-complex="italic"/>
    </style:style>
    <style:style style:name="T8" style:family="text">
      <style:text-properties style:font-name="Time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Times" fo:font-weight="bold" style:font-weight-asian="bold" style:font-weight-complex="bold"/>
    </style:style>
    <style:style style:name="T10" style:family="text">
      <style:text-properties style:font-name="Times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talante"/>
    </style:style>
    <style:style style:name="T13" style:family="text">
      <style:text-properties style:text-position="sub 58%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Chapitre 2</text:p>
            <text:p text:style-name="P21">Statistique à deux variables</text:p>
          </table:table-cell>
        </table:table-row>
      </table:table>
      <text:p text:style-name="P4"/>
      <text:h text:style-name="P32" text:outline-level="1">Nuage de points</text:h>
      <text:h text:style-name="P24" text:outline-level="2">Point moyen</text:h>
      <text:p text:style-name="P14">Définition :</text:p>
      <text:p text:style-name="P13">Sur une population donnée, on s’intéresse à deux caractères.</text:p>
      <text:p text:style-name="P13">Pour chacun des <text:span text:style-name="T2">n</text:span> individus de cette population, notons <draw:frame draw:style-name="fr5" draw:name="Objet1" text:anchor-type="as-char" svg:width="0.515cm" svg:height="0.531cm" draw:z-index="0"><draw:object xlink:href="./Object 12" xlink:type="simple" xlink:show="embed" xlink:actuate="onLoad"/><draw:image xlink:href="./ObjectReplacements/Object 12" xlink:type="simple" xlink:show="embed" xlink:actuate="onLoad"/><svg:desc>formule</svg:desc></draw:frame> et <draw:frame draw:style-name="fr5" draw:name="Objet2" text:anchor-type="as-char" svg:width="0.534cm" svg:height="0.531cm" draw:z-index="1"><draw:object xlink:href="./Object 13" xlink:type="simple" xlink:show="embed" xlink:actuate="onLoad"/><draw:image xlink:href="./ObjectReplacements/Object 13" xlink:type="simple" xlink:show="embed" xlink:actuate="onLoad"/><svg:desc>formule</svg:desc></draw:frame> les valeurs prises par chacun de ces caractères <draw:frame draw:style-name="fr5" draw:name="Objet8" text:anchor-type="as-char" svg:width="1.812cm" svg:height="0.483cm" draw:z-index="47"><draw:object xlink:href="./Object 19" xlink:type="simple" xlink:show="embed" xlink:actuate="onLoad"/><draw:image xlink:href="./ObjectReplacements/Object 19" xlink:type="simple" xlink:show="embed" xlink:actuate="onLoad"/></draw:frame>.</text:p>
      <text:p text:style-name="P13">Les <text:span text:style-name="T2">n</text:span> couples <draw:frame draw:style-name="fr5" draw:name="Objet11" text:anchor-type="as-char" svg:width="1.392cm" svg:height="0.531cm" draw:z-index="2"><draw:object xlink:href="./Object 22" xlink:type="simple" xlink:show="embed" xlink:actuate="onLoad"/><draw:image xlink:href="./ObjectReplacements/Object 22" xlink:type="simple" xlink:show="embed" xlink:actuate="onLoad"/><svg:desc>formule</svg:desc></draw:frame> forment une <text:span text:style-name="T4">série statistique à deux variables</text:span>.</text:p>
      <text:p text:style-name="Standard"/>
      <text:p text:style-name="P5">Exemple :</text:p>
      <text:p text:style-name="Standard">On mesure le poids <draw:frame draw:style-name="fr5" draw:name="Objet3" text:anchor-type="as-char" svg:width="0.515cm" svg:height="0.531cm" draw:z-index="3"><draw:object xlink:href="./Object 4" xlink:type="simple" xlink:show="embed" xlink:actuate="onLoad"/><draw:image xlink:href="./ObjectReplacements/Object 4" xlink:type="simple" xlink:show="embed" xlink:actuate="onLoad"/></draw:frame> (en kg) et la tension artérielle systolique <draw:frame draw:style-name="fr5" draw:name="Objet4" text:anchor-type="as-char" svg:width="0.534cm" svg:height="0.531cm" draw:z-index="4"><draw:object xlink:href="./Object 14" xlink:type="simple" xlink:show="embed" xlink:actuate="onLoad"/><draw:image xlink:href="./ObjectReplacements/Object 14" xlink:type="simple" xlink:show="embed" xlink:actuate="onLoad"/></draw:frame> (en mmHg) de 7 individus du même âge.</text:p>
      <text:p text:style-name="Standard">On a donc la série statistique à deux variables :</text:p>
      <table:table table:name="Tableau2" table:style-name="Tableau2">
        <table:table-column table:style-name="Tableau2.A"/>
        <table:table-column table:style-name="Tableau2.B" table:number-columns-repeated="6"/>
        <table:table-column table:style-name="Tableau2.H"/>
        <table:table-row>
          <table:table-cell table:style-name="Tableau2.A1" office:value-type="string">
            <text:p text:style-name="Table_20_Contents"><draw:frame draw:style-name="fr5" draw:name="Objet5" text:anchor-type="as-char" svg:width="0.515cm" svg:height="0.531cm" draw:z-index="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2.B1" office:value-type="float" office:value="55">
            <text:p text:style-name="P17">55</text:p>
          </table:table-cell>
          <table:table-cell table:style-name="Tableau2.B1" office:value-type="float" office:value="75">
            <text:p text:style-name="P17">75</text:p>
          </table:table-cell>
          <table:table-cell table:style-name="Tableau2.B1" office:value-type="float" office:value="60">
            <text:p text:style-name="P17">60</text:p>
          </table:table-cell>
          <table:table-cell table:style-name="Tableau2.B1" office:value-type="float" office:value="85">
            <text:p text:style-name="P17">85</text:p>
          </table:table-cell>
          <table:table-cell table:style-name="Tableau2.B1" office:value-type="float" office:value="70">
            <text:p text:style-name="P17">70</text:p>
          </table:table-cell>
          <table:table-cell table:style-name="Tableau2.B1" office:value-type="float" office:value="80">
            <text:p text:style-name="P17">80</text:p>
          </table:table-cell>
          <table:table-cell table:style-name="Tableau2.H1" office:value-type="float" office:value="65">
            <text:p text:style-name="P17">65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Objet6" text:anchor-type="as-char" svg:width="0.534cm" svg:height="0.531cm" draw:z-index="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au2.B2" office:value-type="float" office:value="12">
            <text:p text:style-name="P17">12</text:p>
          </table:table-cell>
          <table:table-cell table:style-name="Tableau2.B2" office:value-type="float" office:value="14">
            <text:p text:style-name="P17">14</text:p>
          </table:table-cell>
          <table:table-cell table:style-name="Tableau2.B2" office:value-type="float" office:value="11">
            <text:p text:style-name="P17">11</text:p>
          </table:table-cell>
          <table:table-cell table:style-name="Tableau2.B2" office:value-type="float" office:value="12">
            <text:p text:style-name="P17">12</text:p>
          </table:table-cell>
          <table:table-cell table:style-name="Tableau2.B2" office:value-type="float" office:value="15">
            <text:p text:style-name="P17">15</text:p>
          </table:table-cell>
          <table:table-cell table:style-name="Tableau2.B2" office:value-type="float" office:value="15">
            <text:p text:style-name="P17">15</text:p>
          </table:table-cell>
          <table:table-cell table:style-name="Tableau2.H2" office:value-type="float" office:value="12">
            <text:p text:style-name="P17">12</text:p>
          </table:table-cell>
        </table:table-row>
      </table:table>
      <text:p text:style-name="Standard"/>
      <text:p text:style-name="Standard"/>
      <text:p text:style-name="P14">Définition :</text:p>
      <text:p text:style-name="P13">Dans un repère orthogonal, l'ensemble des points <draw:frame draw:style-name="fr5" draw:name="Objet7" text:anchor-type="as-char" svg:width="1.951cm" svg:height="0.531cm" draw:z-index="7"><draw:object xlink:href="./Object 18" xlink:type="simple" xlink:show="embed" xlink:actuate="onLoad"/><draw:image xlink:href="./ObjectReplacements/Object 18" xlink:type="simple" xlink:show="embed" xlink:actuate="onLoad"/></draw:frame> est appelé le <text:span text:style-name="T4">nuage de points</text:span> associé à cette série statistique à deux variables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/>
            <text:p text:style-name="P5">Exemple :</text:p>
            <text:p text:style-name="P5"/>
            <text:p text:style-name="P8">Le graphique ci-contre représente le nuage de points associé à la série statistique de l'exemple précédent.</text:p>
            <text:p text:style-name="P2"><text:tab/></text:p>
          </table:table-cell>
          <table:table-cell table:style-name="Tableau3.A1" office:value-type="string">
            <text:p text:style-name="Table_20_Contents"><draw:frame draw:style-name="fr1" draw:name="images1" text:anchor-type="paragraph" svg:width="9.066cm" svg:height="5.653cm" draw:z-index="8"><draw:image xlink:href="Pictures/200000070000802A00004FEE5F5E11D3.svm" xlink:type="simple" xlink:show="embed" xlink:actuate="onLoad"/></draw:frame></text:p>
          </table:table-cell>
        </table:table-row>
      </table:table>
      <text:p text:style-name="P14">Définition :</text:p>
      <text:p text:style-name="P13">Le point G de coordonnées <draw:frame draw:style-name="fr5" draw:name="Objet9" text:anchor-type="as-char" svg:width="1.268cm" svg:height="0.483cm" draw:z-index="10"><draw:object xlink:href="./Object 1" xlink:type="simple" xlink:show="embed" xlink:actuate="onLoad"/><draw:image xlink:href="./ObjectReplacements/Object 1" xlink:type="simple" xlink:show="embed" xlink:actuate="onLoad"/></draw:frame> avec :</text:p>
      <text:p text:style-name="P15"><draw:frame draw:style-name="fr5" draw:name="Objet10" text:anchor-type="as-char" svg:width="2.028cm" svg:height="1.139cm" draw:z-index="11"><draw:object xlink:href="./Object 5" xlink:type="simple" xlink:show="embed" xlink:actuate="onLoad"/><draw:image xlink:href="./ObjectReplacements/Object 5" xlink:type="simple" xlink:show="embed" xlink:actuate="onLoad"/></draw:frame><text:tab/>et<text:tab/><draw:frame draw:style-name="fr5" draw:name="Objet12" text:anchor-type="as-char" svg:width="2.066cm" svg:height="1.139cm" draw:z-index="12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3">est appelé le <text:span text:style-name="T4">point moyen</text:span> du nuage de points associé à cette série statistique à deux variables.</text:p>
      <text:p text:style-name="Standard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5">Exemple :</text:p>
            <text:p text:style-name="P5"/>
            <text:p text:style-name="P4">Le point moyen du nuage ci-dessus est :</text:p>
            <text:p text:style-name="P9"><text:s/><draw:frame draw:style-name="fr5" draw:name="Objet13" text:anchor-type="as-char" svg:width="1.94cm" svg:height="0.483cm" draw:z-index="1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au4.A1" office:value-type="string">
            <text:p text:style-name="Table_20_Contents"><draw:frame draw:style-name="fr2" draw:name="images2" text:anchor-type="paragraph" svg:width="7.565cm" svg:height="4.854cm" draw:z-index="9"><draw:image xlink:href="Pictures/2000000700007E3C0000510843C3D73A.svm" xlink:type="simple" xlink:show="embed" xlink:actuate="onLoad"/></draw:frame></text:p>
          </table:table-cell>
        </table:table-row>
      </table:table>
      <text:h text:style-name="P24" text:outline-level="2">Covariance</text:h>
      <text:p text:style-name="P14">Définition :</text:p>
      <text:p text:style-name="P13">On appelle <text:span text:style-name="T4">covariance</text:span> de <text:span text:style-name="T1">x</text:span> et <text:span text:style-name="T1">y</text:span> le nombre <draw:frame draw:style-name="fr5" draw:name="Objet14" text:anchor-type="as-char" svg:width="0.769cm" svg:height="0.531cm" draw:z-index="15"><draw:object xlink:href="./Object 2" xlink:type="simple" xlink:show="embed" xlink:actuate="onLoad"/><draw:image xlink:href="./ObjectReplacements/Object 2" xlink:type="simple" xlink:show="embed" xlink:actuate="onLoad"/></draw:frame> ou <draw:frame draw:style-name="fr5" draw:name="Objet15" text:anchor-type="as-char" svg:width="1.889cm" svg:height="0.483cm" draw:z-index="16"><draw:object xlink:href="./Object 3" xlink:type="simple" xlink:show="embed" xlink:actuate="onLoad"/><draw:image xlink:href="./ObjectReplacements/Object 3" xlink:type="simple" xlink:show="embed" xlink:actuate="onLoad"/></draw:frame>, et défini par :</text:p>
      <text:p text:style-name="P15"><draw:frame draw:style-name="fr5" draw:name="Objet16" text:anchor-type="as-char" svg:width="4.57cm" svg:height="1.139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3">Remarques :</text:p>
      <text:list xml:id="list36307287" text:style-name="L1">
        <text:list-item>
          <text:p text:style-name="P26"><text:span text:style-name="T5">La </text:span><text:span text:style-name="T9">variance</text:span><text:span text:style-name="T5"> </text:span><text:span text:style-name="T5"><draw:frame draw:style-name="fr5" draw:name="Objet17" text:anchor-type="as-char" svg:width="3.824cm" svg:height="1.139cm" draw:z-index="1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"> qui sert à caractériser la dispersion d'un échantillon (et à calculer l'</text:span><text:span text:style-name="T9">écart type</text:span><text:span text:style-name="T5"> </text:span><text:span text:style-name="T5"><draw:frame draw:style-name="fr5" draw:name="Objet19" text:anchor-type="as-char" svg:width="1.353cm" svg:height="0.504cm" draw:z-index="48"><draw:object xlink:href="./Object 15" xlink:type="simple" xlink:show="embed" xlink:actuate="onLoad"/><draw:image xlink:href="./ObjectReplacements/Object 15" xlink:type="simple" xlink:show="embed" xlink:actuate="onLoad"/></draw:frame></text:span><text:span text:style-name="T5">) vérifie donc </text:span><text:span text:style-name="T5"><draw:frame draw:style-name="fr5" draw:name="Objet18" text:anchor-type="as-char" svg:width="2.17cm" svg:height="0.531cm" draw:z-index="19"><draw:object xlink:href="./Object 11" xlink:type="simple" xlink:show="embed" xlink:actuate="onLoad"/><draw:image xlink:href="./ObjectReplacements/Object 11" xlink:type="simple" xlink:show="embed" xlink:actuate="onLoad"/></draw:frame></text:span><text:span text:style-name="T5">.</text:span></text:p>
        </text:list-item>
        <text:list-item>
          <text:p text:style-name="P26"><text:span text:style-name="T5">La covariance </text:span>est un nombre permettant d'évaluer le sens de variation (et ainsi la dépendance) de deux variables statistiques.</text:p>
        </text:list-item>
      </text:list>
      <text:p text:style-name="P2"/>
      <text:p text:style-name="P3">Exemple :</text:p>
      <text:p text:style-name="P2">Dans le cas de la série statistique de l'exemple :</text:p>
      <text:list xml:id="list36318951" text:style-name="L2">
        <text:list-item>
          <text:p text:style-name="P28">Pour la série « poids » <text:span text:style-name="T2">X</text:span> ={55 ;75 ;60 ;85 ;70 ;80 ;65} on a :</text:p>
          <text:list>
            <text:list-header>
              <text:p text:style-name="P27"><text:span text:style-name="T5"><draw:frame draw:style-name="fr5" draw:name="Objet20" text:anchor-type="as-char" svg:width="1.229cm" svg:height="0.467cm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5"><text:tab/>;<text:tab/></text:span><text:span text:style-name="T5"><draw:frame draw:style-name="fr5" draw:name="Objet21" text:anchor-type="as-char" svg:width="2.238cm" svg:height="0.483cm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5"><text:tab/>;<text:tab/></text:span><text:span text:style-name="T5"><draw:frame draw:style-name="fr5" draw:name="Objet22" text:anchor-type="as-char" svg:width="1.406cm" svg:height="0.531cm" draw:z-index="23"><draw:object xlink:href="./Object 25" xlink:type="simple" xlink:show="embed" xlink:actuate="onLoad"/><draw:image xlink:href="./ObjectReplacements/Object 25" xlink:type="simple" xlink:show="embed" xlink:actuate="onLoad"/></draw:frame></text:span></text:p>
            </text:list-header>
          </text:list>
        </text:list-item>
        <text:list-item>
          <text:p text:style-name="P28">Pour la série « tension artérielle » <text:span text:style-name="T2">Y</text:span> ={12 ;14 ;11 ;12 ;15 ;15 ;12} on a :</text:p>
          <text:list>
            <text:list-header>
              <text:p text:style-name="P27"><text:span text:style-name="T5"><draw:frame draw:style-name="fr5" draw:name="Objet23" text:anchor-type="as-char" svg:width="1.242cm" svg:height="0.467cm" draw:z-index="24"><draw:object xlink:href="./Object 27" xlink:type="simple" xlink:show="embed" xlink:actuate="onLoad"/><draw:image xlink:href="./ObjectReplacements/Object 27" xlink:type="simple" xlink:show="embed" xlink:actuate="onLoad"/></draw:frame></text:span><text:span text:style-name="T5"><text:tab/>;<text:tab/></text:span><text:span text:style-name="T5"><draw:frame draw:style-name="fr5" draw:name="Objet24" text:anchor-type="as-char" svg:width="2.282cm" svg:height="0.483cm" draw:z-index="49"><draw:object xlink:href="./Object 7" xlink:type="simple" xlink:show="embed" xlink:actuate="onLoad"/><draw:image xlink:href="./ObjectReplacements/Object 7" xlink:type="simple" xlink:show="embed" xlink:actuate="onLoad"/></draw:frame></text:span><text:span text:style-name="T5"><text:tab/>;<text:tab/></text:span><text:span text:style-name="T5"><draw:frame draw:style-name="fr5" draw:name="Objet25" text:anchor-type="as-char" svg:width="1.741cm" svg:height="0.531cm" draw:z-index="25"><draw:object xlink:href="./Object 29" xlink:type="simple" xlink:show="embed" xlink:actuate="onLoad"/><draw:image xlink:href="./ObjectReplacements/Object 29" xlink:type="simple" xlink:show="embed" xlink:actuate="onLoad"/></draw:frame></text:span></text:p>
            </text:list-header>
          </text:list>
        </text:list-item>
        <text:list-item>
          <text:p text:style-name="P27"><text:span text:style-name="T5">Pour la série à deux variables </text:span><text:span text:style-name="T7">X</text:span><text:span text:style-name="T5"> et </text:span><text:span text:style-name="T7">Y</text:span><text:span text:style-name="T5"> : </text:span><text:span text:style-name="T5"><draw:frame draw:style-name="fr5" draw:name="Objet26" text:anchor-type="as-char" svg:width="2.743cm" svg:height="0.998cm" draw:z-index="26"><draw:object xlink:href="./Object 31" xlink:type="simple" xlink:show="embed" xlink:actuate="onLoad"/><draw:image xlink:href="./ObjectReplacements/Object 31" xlink:type="simple" xlink:show="embed" xlink:actuate="onLoad"/></draw:frame></text:span></text:p>
        </text:list-item>
      </text:list>
      <text:h text:style-name="P24" text:outline-level="2">Ajustement</text:h>
      <text:p text:style-name="P2">Lorsque deux variables <text:span text:style-name="T2">X</text:span> et <text:span text:style-name="T2">Y</text:span> sont liées l'une à l'autre, l'étude de la forme du nuage de points permet de modéliser cette relation.</text:p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18"><draw:frame draw:style-name="fr6" draw:name="Objet27" text:anchor-type="paragraph" svg:x="0.213cm" svg:y="0.09cm" svg:width="5.135cm" svg:height="4.443cm" draw:z-index="13"><draw:object xlink:href="./Object 20" xlink:type="simple" xlink:show="embed" xlink:actuate="onLoad"/><draw:image xlink:href="./ObjectReplacements/Object 20" xlink:type="simple" xlink:show="embed" xlink:actuate="onLoad"/><svg:desc>diagramme</svg:desc></draw:frame>Pas de relation</text:p>
          </table:table-cell>
          <table:table-cell table:style-name="Tableau6.B1" office:value-type="string">
            <text:p text:style-name="P18"><draw:frame draw:style-name="fr6" draw:name="Objet28" text:anchor-type="paragraph" svg:x="0.289cm" svg:y="0.069cm" svg:width="5.241cm" svg:height="4.53cm" draw:z-index="20"><draw:object xlink:href="./Object 21" xlink:type="simple" xlink:show="embed" xlink:actuate="onLoad"/><draw:image xlink:href="./ObjectReplacements/Object 21" xlink:type="simple" xlink:show="embed" xlink:actuate="onLoad"/></draw:frame>Relation affine</text:p>
          </table:table-cell>
          <table:table-cell table:style-name="Tableau6.A1" office:value-type="string">
            <text:p text:style-name="P18"><draw:frame draw:style-name="fr6" draw:name="Objet29" text:anchor-type="paragraph" svg:x="0.078cm" svg:y="0.09cm" svg:width="5.583cm" svg:height="4.456cm" draw:z-index="27"><draw:object xlink:href="./Object 26" xlink:type="simple" xlink:show="embed" xlink:actuate="onLoad"/><draw:image xlink:href="./ObjectReplacements/Object 26" xlink:type="simple" xlink:show="embed" xlink:actuate="onLoad"/></draw:frame>Relation exponentielle</text:p>
          </table:table-cell>
        </table:table-row>
      </table:table>
      <text:p text:style-name="P16"><text:soft-page-break/>Définition :</text:p>
      <text:p text:style-name="P13"><text:span text:style-name="T5">Effectuer un </text:span><text:span text:style-name="T9">ajustement de </text:span><text:span text:style-name="T8">y</text:span><text:span text:style-name="T9"> en </text:span><text:span text:style-name="T8">x</text:span><text:span text:style-name="T5"> d'un nuage de points consiste à trouver une fonction </text:span><text:span text:style-name="T7">f</text:span> telle que la courbe d'équation <draw:frame draw:style-name="fr5" draw:name="Objet30" text:anchor-type="as-char" svg:width="1.725cm" svg:height="0.483cm" draw:z-index="29"><draw:object xlink:href="./Object 30" xlink:type="simple" xlink:show="embed" xlink:actuate="onLoad"/><draw:image xlink:href="./ObjectReplacements/Object 30" xlink:type="simple" xlink:show="embed" xlink:actuate="onLoad"/></draw:frame> passe « le plus près possible » des points du nuage.</text:p>
      <text:p text:style-name="P2"/>
      <text:p text:style-name="P3">Remarque :</text:p>
      <text:p text:style-name="Standard"><text:span text:style-name="T5">Pour les statisticiens, une formule telle que </text:span><text:span text:style-name="T5"><draw:frame draw:style-name="fr5" draw:name="Objet31" text:anchor-type="as-char" svg:width="1.725cm" svg:height="0.483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5"> est appelé un </text:span><text:span text:style-name="T9">modèle </text:span><text:span text:style-name="T10">(permettant d'étudier les relations entre les variables)</text:span><text:span text:style-name="T5"> : </text:span><text:span text:style-name="T6">x</text:span> est la variable explicative et <text:span text:style-name="T1">y</text:span> la variable expliquée.</text:p>
      <text:h text:style-name="P32" text:outline-level="1">Méthode des moindres carrés</text:h>
      <text:h text:style-name="P24" text:outline-level="2">Introduction</text:h>
      <text:p text:style-name="P16">Définition :</text:p>
      <text:p text:style-name="P13"><text:span text:style-name="T5">Effectuer un</text:span><text:span text:style-name="T10"> ajustement d</text:span><text:span text:style-name="T5">'un nuage de points </text:span><text:span text:style-name="T5"><draw:frame draw:style-name="fr5" draw:name="Objet33" text:anchor-type="as-char" svg:width="1.392cm" svg:height="0.531cm" draw:z-index="38"><draw:object xlink:href="./Object 33" xlink:type="simple" xlink:show="embed" xlink:actuate="onLoad"/><draw:image xlink:href="./ObjectReplacements/Object 33" xlink:type="simple" xlink:show="embed" xlink:actuate="onLoad"/></draw:frame></text:span><text:span text:style-name="T5"> par la </text:span><text:span text:style-name="T9">méthode des moindres carrés</text:span><text:span text:style-name="T5"> consiste à trouver une fonction </text:span><text:span text:style-name="T7">f</text:span> qui<text:span text:style-name="T4"> minimise</text:span> la somme des carrés des écarts entre les valeurs <draw:frame draw:style-name="fr5" draw:name="Objet32" text:anchor-type="as-char" svg:width="0.534cm" svg:height="0.531cm" draw:z-index="39"><draw:object xlink:href="./Object 28" xlink:type="simple" xlink:show="embed" xlink:actuate="onLoad"/><draw:image xlink:href="./ObjectReplacements/Object 28" xlink:type="simple" xlink:show="embed" xlink:actuate="onLoad"/></draw:frame> observées et les valeurs <draw:frame draw:style-name="fr5" draw:name="Objet34" text:anchor-type="as-char" svg:width="1.191cm" svg:height="0.531cm" draw:z-index="41"><draw:object xlink:href="./Object 34" xlink:type="simple" xlink:show="embed" xlink:actuate="onLoad"/><draw:image xlink:href="./ObjectReplacements/Object 34" xlink:type="simple" xlink:show="embed" xlink:actuate="onLoad"/></draw:frame> données par le modèle.</text:p>
      <text:p text:style-name="P13">La fonction <text:span text:style-name="T2">f</text:span> doit donc minimiser l'expression <draw:frame draw:style-name="fr5" draw:name="Objet35" text:anchor-type="as-char" svg:width="2.884cm" svg:height="1.139cm" draw:z-index="33"><draw:object xlink:href="./Object 35" xlink:type="simple" xlink:show="embed" xlink:actuate="onLoad"/><draw:image xlink:href="./ObjectReplacements/Object 35" xlink:type="simple" xlink:show="embed" xlink:actuate="onLoad"/></draw:frame>.</text:p>
      <text:p text:style-name="Standard"/>
      <text:p text:style-name="P5">Interprétation graphique :</text:p>
      <text:p text:style-name="Standard"><text:span text:style-name="T12">c</text:span><text:span text:style-name="T13">f</text:span> <text:s/>est la courbe représentative de la fonction <text:span text:style-name="T2">f</text:span>.</text:p>
      <text:p text:style-name="Standard"><draw:frame draw:style-name="fr5" draw:name="Objet40" text:anchor-type="as-char" svg:width="1.951cm" svg:height="0.531cm" draw:z-index="44"><draw:object xlink:href="./Object 47" xlink:type="simple" xlink:show="embed" xlink:actuate="onLoad"/><draw:image xlink:href="./ObjectReplacements/Object 47" xlink:type="simple" xlink:show="embed" xlink:actuate="onLoad"/></draw:frame> est un point du nuage et <draw:frame draw:style-name="fr5" draw:name="Objet41" text:anchor-type="as-char" svg:width="2.448cm" svg:height="0.531cm" draw:z-index="45"><draw:object xlink:href="./Object 48" xlink:type="simple" xlink:show="embed" xlink:actuate="onLoad"/><draw:image xlink:href="./ObjectReplacements/Object 48" xlink:type="simple" xlink:show="embed" xlink:actuate="onLoad"/></draw:frame> est un point de <text:span text:style-name="T12">c</text:span><text:span text:style-name="T13">f</text:span>.</text:p>
      <text:p text:style-name="Standard"><draw:frame draw:style-name="fr2" draw:name="images4" text:anchor-type="paragraph" svg:width="14.363cm" svg:height="11.735cm" draw:z-index="28"><draw:image xlink:href="Pictures/20000007000096C300007B33579C0AA4.svm" xlink:type="simple" xlink:show="embed" xlink:actuate="onLoad"/></draw:frame>Alors <draw:frame draw:style-name="fr5" draw:name="Objet38" text:anchor-type="as-char" svg:width="3.417cm" svg:height="0.586cm" draw:z-index="64"><draw:object xlink:href="./Object 38" xlink:type="simple" xlink:show="embed" xlink:actuate="onLoad"/><draw:image xlink:href="./ObjectReplacements/Object 38" xlink:type="simple" xlink:show="embed" xlink:actuate="onLoad"/></draw:frame> et <draw:frame draw:style-name="fr5" draw:name="Objet39" text:anchor-type="as-char" svg:width="4.066cm" svg:height="0.591cm" draw:z-index="65"><draw:object xlink:href="./Object 39" xlink:type="simple" xlink:show="embed" xlink:actuate="onLoad"/><draw:image xlink:href="./ObjectReplacements/Object 39" xlink:type="simple" xlink:show="embed" xlink:actuate="onLoad"/></draw:frame>.</text:p>
      <text:p text:style-name="Standard">Donc <text:span text:style-name="T12">c</text:span><text:span text:style-name="T13">f </text:span>est la courbe qui minimise <draw:frame draw:style-name="fr5" draw:name="Objet36" text:anchor-type="as-char" svg:width="2.163cm" svg:height="1.139cm" draw:z-index="40"><draw:object xlink:href="./Object 50" xlink:type="simple" xlink:show="embed" xlink:actuate="onLoad"/><draw:image xlink:href="./ObjectReplacements/Object 50" xlink:type="simple" xlink:show="embed" xlink:actuate="onLoad"/></draw:frame>, la somme des carrés des distances « verticales ».</text:p>
      <text:p text:style-name="P5"><text:soft-page-break/>Intérêt :</text:p>
      <text:p text:style-name="Standard">Pour une valeur donnée <draw:frame draw:style-name="fr5" draw:name="Objet37" text:anchor-type="as-char" svg:width="0.577cm" svg:height="0.531cm" draw:z-index="50"><draw:object xlink:href="./Object 36" xlink:type="simple" xlink:show="embed" xlink:actuate="onLoad"/><draw:image xlink:href="./ObjectReplacements/Object 36" xlink:type="simple" xlink:show="embed" xlink:actuate="onLoad"/></draw:frame> de la variable <text:span text:style-name="T2">X</text:span>, la fonction <text:span text:style-name="T2">f</text:span> permet de prévoir approximativement la valeur correspondante de <text:span text:style-name="T2">Y</text:span> (en calculant <draw:frame draw:style-name="fr5" draw:name="Objet42" text:anchor-type="as-char" svg:width="1.244cm" svg:height="0.531cm" draw:z-index="51"><draw:object xlink:href="./Object 37" xlink:type="simple" xlink:show="embed" xlink:actuate="onLoad"/><draw:image xlink:href="./ObjectReplacements/Object 37" xlink:type="simple" xlink:show="embed" xlink:actuate="onLoad"/></draw:frame>).</text:p>
      <text:list xml:id="list36316824" text:style-name="L3">
        <text:list-item>
          <text:p text:style-name="P29">Si <draw:frame draw:style-name="fr5" draw:name="Objet43" text:anchor-type="as-char" svg:width="0.577cm" svg:height="0.531cm" draw:z-index="52"><draw:object xlink:href="./Object 41" xlink:type="simple" xlink:show="embed" xlink:actuate="onLoad"/><draw:image xlink:href="./ObjectReplacements/Object 41" xlink:type="simple" xlink:show="embed" xlink:actuate="onLoad"/></draw:frame> appartient à l'intervalle d'observation des valeurs de <text:span text:style-name="T2">X</text:span>, on parle d'<text:span text:style-name="T4">interpolation</text:span>.</text:p>
        </text:list-item>
        <text:list-item>
          <text:p text:style-name="P29">Si <draw:frame draw:style-name="fr5" draw:name="Objet44" text:anchor-type="as-char" svg:width="0.577cm" svg:height="0.531cm" draw:z-index="53"><draw:object xlink:href="./Object 42" xlink:type="simple" xlink:show="embed" xlink:actuate="onLoad"/><draw:image xlink:href="./ObjectReplacements/Object 42" xlink:type="simple" xlink:show="embed" xlink:actuate="onLoad"/><svg:desc>formule</svg:desc></draw:frame> n'appartient pas à l'intervalle d'observation des valeurs de <text:span text:style-name="T2">X</text:span>, on parle d'<text:span text:style-name="T4">extrapolation</text:span><text:span text:style-name="T11"> (on suppose alors que le modèle est encore valable à l'extérieur de l'intervalle).</text:span></text:p>
        </text:list-item>
      </text:list>
      <text:h text:style-name="P25" text:outline-level="2">Ajustement affine par moindres carrés</text:h>
      <text:p text:style-name="P14">Propriété (admise) :</text:p>
      <text:p text:style-name="P13"><text:span text:style-name="T11">Lors d'un ajustement affine de </text:span><text:span text:style-name="T3">y</text:span> en <text:span text:style-name="T1">x</text:span> par la méthode des moindres carrés, la droite <text:span text:style-name="T2">d</text:span> qui représente, dans un repère, la fonction <text:span text:style-name="T2">f</text:span> obtenue a pour coefficient directeur :</text:p>
      <text:p text:style-name="P15"><draw:frame draw:style-name="fr5" draw:name="Objet45" text:anchor-type="as-char" svg:width="5.433cm" svg:height="2.341cm" draw:z-index="54"><draw:object xlink:href="./Object 40" xlink:type="simple" xlink:show="embed" xlink:actuate="onLoad"/><draw:image xlink:href="./ObjectReplacements/Object 40" xlink:type="simple" xlink:show="embed" xlink:actuate="onLoad"/></draw:frame> et passe par le point moyen <draw:frame draw:style-name="fr5" draw:name="Objet46" text:anchor-type="as-char" svg:width="1.937cm" svg:height="0.483cm" draw:z-index="55"><draw:object xlink:href="./Object 49" xlink:type="simple" xlink:show="embed" xlink:actuate="onLoad"/><draw:image xlink:href="./ObjectReplacements/Object 49" xlink:type="simple" xlink:show="embed" xlink:actuate="onLoad"/><svg:desc>formule</svg:desc></draw:frame></text:p>
      <text:p text:style-name="Standard"/>
      <text:p text:style-name="P5">Remarque :</text:p>
      <text:list xml:id="list36314801" text:style-name="L4">
        <text:list-item>
          <text:p text:style-name="P30">La droite <text:span text:style-name="T2">d</text:span> est appelée la droite d'ajustement de <text:span text:style-name="T1">y</text:span> en <text:span text:style-name="T1">x</text:span> par la méthode des moindres carrés.</text:p>
        </text:list-item>
      </text:list>
      <text:p text:style-name="Standard"><text:tab/>Une équation de <text:span text:style-name="T2">d</text:span> est :</text:p>
      <text:p text:style-name="P9"><draw:frame draw:style-name="fr5" draw:name="Objet47" text:anchor-type="as-char" svg:width="2.847cm" svg:height="0.483cm" draw:z-index="56"><draw:object xlink:href="./Object 51" xlink:type="simple" xlink:show="embed" xlink:actuate="onLoad"/><draw:image xlink:href="./ObjectReplacements/Object 51" xlink:type="simple" xlink:show="embed" xlink:actuate="onLoad"/></draw:frame></text:p>
      <text:list xml:id="list36321398" text:style-name="L5">
        <text:list-item>
          <text:p text:style-name="P31">On démontre que <text:span text:style-name="T2">d</text:span> est la seule droite pour laquelle la somme <draw:frame draw:style-name="fr5" draw:name="Objet58" text:anchor-type="as-char" svg:width="3.387cm" svg:height="1.139cm" draw:z-index="66"><draw:object xlink:href="./Object 43" xlink:type="simple" xlink:show="embed" xlink:actuate="onLoad"/><draw:image xlink:href="./ObjectReplacements/Object 43" xlink:type="simple" xlink:show="embed" xlink:actuate="onLoad"/><svg:desc>formule</svg:desc></draw:frame> est minimale.</text:p>
        </text:list-item>
      </text:list>
      <text:p text:style-name="P6"/>
      <text:p text:style-name="P6">Exemple :</text:p>
      <text:p text:style-name="P4">Pour la série :</text:p>
      <table:table table:name="Tableau5" table:style-name="Tableau5">
        <table:table-column table:style-name="Tableau5.A"/>
        <table:table-column table:style-name="Tableau5.B" table:number-columns-repeated="6"/>
        <table:table-column table:style-name="Tableau5.H"/>
        <table:table-row>
          <table:table-cell table:style-name="Tableau5.A1" office:value-type="string">
            <text:p text:style-name="Table_20_Contents"><draw:frame draw:style-name="fr5" draw:name="Objet48" text:anchor-type="as-char" svg:width="0.515cm" svg:height="0.531cm" draw:z-index="67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5.B1" office:value-type="float" office:value="55">
            <text:p text:style-name="P17">55</text:p>
          </table:table-cell>
          <table:table-cell table:style-name="Tableau5.B1" office:value-type="float" office:value="75">
            <text:p text:style-name="P17">75</text:p>
          </table:table-cell>
          <table:table-cell table:style-name="Tableau5.B1" office:value-type="float" office:value="60">
            <text:p text:style-name="P17">60</text:p>
          </table:table-cell>
          <table:table-cell table:style-name="Tableau5.B1" office:value-type="float" office:value="85">
            <text:p text:style-name="P17">85</text:p>
          </table:table-cell>
          <table:table-cell table:style-name="Tableau5.B1" office:value-type="float" office:value="70">
            <text:p text:style-name="P17">70</text:p>
          </table:table-cell>
          <table:table-cell table:style-name="Tableau5.B1" office:value-type="float" office:value="80">
            <text:p text:style-name="P17">80</text:p>
          </table:table-cell>
          <table:table-cell table:style-name="Tableau5.H1" office:value-type="float" office:value="65">
            <text:p text:style-name="P17">65</text:p>
          </table:table-cell>
        </table:table-row>
        <table:table-row>
          <table:table-cell table:style-name="Tableau5.A2" office:value-type="string">
            <text:p text:style-name="Table_20_Contents"><draw:frame draw:style-name="fr5" draw:name="Objet49" text:anchor-type="as-char" svg:width="0.534cm" svg:height="0.531cm" draw:z-index="68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5.B2" office:value-type="float" office:value="12">
            <text:p text:style-name="P17">12</text:p>
          </table:table-cell>
          <table:table-cell table:style-name="Tableau5.B2" office:value-type="float" office:value="14">
            <text:p text:style-name="P17">14</text:p>
          </table:table-cell>
          <table:table-cell table:style-name="Tableau5.B2" office:value-type="float" office:value="11">
            <text:p text:style-name="P17">11</text:p>
          </table:table-cell>
          <table:table-cell table:style-name="Tableau5.B2" office:value-type="float" office:value="12">
            <text:p text:style-name="P17">12</text:p>
          </table:table-cell>
          <table:table-cell table:style-name="Tableau5.B2" office:value-type="float" office:value="15">
            <text:p text:style-name="P17">15</text:p>
          </table:table-cell>
          <table:table-cell table:style-name="Tableau5.B2" office:value-type="float" office:value="15">
            <text:p text:style-name="P17">15</text:p>
          </table:table-cell>
          <table:table-cell table:style-name="Tableau5.H2" office:value-type="float" office:value="12">
            <text:p text:style-name="P17">12</text:p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"><text:s/></text:p>
            <text:p text:style-name="P4"/>
            <text:p text:style-name="P4">On a donc :</text:p>
            <text:p text:style-name="P4"><draw:frame draw:style-name="fr5" draw:name="Objet50" text:anchor-type="as-char" svg:width="5.623cm" svg:height="1.545cm" draw:z-index="57"><draw:object xlink:href="./Object 60" xlink:type="simple" xlink:show="embed" xlink:actuate="onLoad"/><draw:image xlink:href="./ObjectReplacements/Object 60" xlink:type="simple" xlink:show="embed" xlink:actuate="onLoad"/><svg:desc>formule</svg:desc></draw:frame> et nous avions <draw:frame draw:style-name="fr5" draw:name="Objet51" text:anchor-type="as-char" svg:width="1.94cm" svg:height="0.483cm" draw:z-index="58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      <text:p text:style-name="P4"/>
          </table:table-cell>
          <table:table-cell table:style-name="Tableau8.A1" office:value-type="string">
            <text:p text:style-name="P19"><draw:frame draw:style-name="fr3" draw:name="images11" text:anchor-type="paragraph" svg:x="0.409cm" svg:y="0.071cm" svg:width="10.837cm" svg:height="6.567cm" draw:z-index="43"><draw:image xlink:href="Pictures/20000007000074DD000046D6F1CB287F.svm" xlink:type="simple" xlink:show="embed" xlink:actuate="onLoad"/></draw:frame></text:p>
          </table:table-cell>
        </table:table-row>
      </table:table>
      <text:p text:style-name="P4"/>
      <text:p text:style-name="P4">La droite d'ajustement par la méthode des moindres carrés a pour équation :</text:p>
      <text:p text:style-name="P7"><draw:frame draw:style-name="fr5" draw:name="Objet52" text:anchor-type="as-char" svg:width="5.419cm" svg:height="0.998cm" draw:z-index="69"><draw:object xlink:href="./Object 44" xlink:type="simple" xlink:show="embed" xlink:actuate="onLoad"/><draw:image xlink:href="./ObjectReplacements/Object 44" xlink:type="simple" xlink:show="embed" xlink:actuate="onLoad"/><svg:desc>formule</svg:desc></draw:frame></text:p>
      <text:p text:style-name="P6"><text:soft-page-break/>Utilisation de la calculatrice :</text:p>
      <table:table table:name="Tableau7" table:style-name="Tableau7">
        <table:table-column table:style-name="Tableau7.A" table:number-columns-repeated="3"/>
        <table:table-column table:style-name="Tableau7.D"/>
        <table:table-row>
          <table:table-cell table:style-name="Tableau7.A1" office:value-type="string">
            <text:p text:style-name="P20"><draw:frame draw:style-name="fr1" draw:name="images3" text:anchor-type="paragraph" svg:width="4.055cm" svg:height="2.743cm" draw:z-index="30"><draw:image xlink:href="Pictures/2000000700001B4A00001278D497A87A.svm" xlink:type="simple" xlink:show="embed" xlink:actuate="onLoad"/></draw:frame></text:p>
          </table:table-cell>
          <table:table-cell table:style-name="Tableau7.A1" office:value-type="string">
            <text:p text:style-name="P20"><draw:frame draw:style-name="fr3" draw:name="images5" text:anchor-type="paragraph" svg:x="0.018cm" svg:y="0.026cm" svg:width="4.055cm" svg:height="2.743cm" draw:z-index="34"><draw:image xlink:href="Pictures/2000000700001B4A000012782D983B40.svm" xlink:type="simple" xlink:show="embed" xlink:actuate="onLoad"/></draw:frame></text:p>
          </table:table-cell>
          <table:table-cell table:style-name="Tableau7.A1" office:value-type="string">
            <text:p text:style-name="P20"><draw:frame draw:style-name="fr3" draw:name="images7" text:anchor-type="paragraph" svg:x="0.035cm" svg:y="0cm" svg:width="4.057cm" svg:height="2.745cm" draw:z-index="35"><draw:image xlink:href="Pictures/2000000700001B4A00001278080B7765.svm" xlink:type="simple" xlink:show="embed" xlink:actuate="onLoad"/></draw:frame></text:p>
          </table:table-cell>
          <table:table-cell table:style-name="Tableau7.A1" office:value-type="string">
            <text:p text:style-name="P20"><draw:frame draw:style-name="fr1" draw:name="images12" text:anchor-type="paragraph" svg:width="4.057cm" svg:height="2.745cm" draw:z-index="46"><draw:image xlink:href="Pictures/2000000700001B4A00001278FA556C92.svm" xlink:type="simple" xlink:show="embed" xlink:actuate="onLoad"/></draw:frame></text:p>
          </table:table-cell>
        </table:table-row>
        <table:table-row>
          <table:table-cell table:style-name="Tableau7.A1" office:value-type="string">
            <text:p text:style-name="P20"><draw:frame draw:style-name="fr1" draw:name="images6" text:anchor-type="paragraph" svg:width="4.055cm" svg:height="2.743cm" draw:z-index="31"><draw:image xlink:href="Pictures/2000000700001B4A00001278AAE56076.svm" xlink:type="simple" xlink:show="embed" xlink:actuate="onLoad"/></draw:frame></text:p>
          </table:table-cell>
          <table:table-cell table:style-name="Tableau7.A1" office:value-type="string">
            <text:p text:style-name="P20"><draw:frame draw:style-name="fr4" draw:name="images10" text:anchor-type="paragraph" svg:width="4.057cm" svg:height="2.745cm" draw:z-index="42"><draw:image xlink:href="Pictures/2000000700001B4A000012782D52CB65.svm" xlink:type="simple" xlink:show="embed" xlink:actuate="onLoad"/></draw:frame></text:p>
          </table:table-cell>
          <table:table-cell table:style-name="Tableau7.A1" office:value-type="string">
            <text:p text:style-name="P20"><draw:frame draw:style-name="fr4" draw:name="images9" text:anchor-type="paragraph" svg:width="4.055cm" svg:height="2.743cm" draw:z-index="37"><draw:image xlink:href="Pictures/2000000700001B4A0000127887BE0DB5.svm" xlink:type="simple" xlink:show="embed" xlink:actuate="onLoad"/></draw:frame></text:p>
          </table:table-cell>
          <table:table-cell table:style-name="Tableau7.A1" office:value-type="string">
            <text:p text:style-name="P20"><draw:frame draw:style-name="fr1" draw:name="images8" text:anchor-type="paragraph" svg:width="4.057cm" svg:height="2.745cm" draw:z-index="36"><draw:image xlink:href="Pictures/2000000700001B4A00001278E8C25265.svm" xlink:type="simple" xlink:show="embed" xlink:actuate="onLoad"/></draw:frame></text:p>
          </table:table-cell>
        </table:table-row>
      </table:table>
      <text:p text:style-name="P23">Programme :</text:p>
      <text:p text:style-name="Standard"/>
      <text:p text:style-name="Standard"/>
      <table:table table:name="Tableau18" table:style-name="Tableau18">
        <table:table-column table:style-name="Tableau18.A" table:number-columns-repeated="3"/>
        <table:table-row>
          <table:table-cell table:style-name="Tableau18.A1" office:value-type="string">
            <text:p text:style-name="P10">CONTENUS </text:p>
          </table:table-cell>
          <table:table-cell table:style-name="Tableau18.A1" office:value-type="string">
            <text:p text:style-name="P10">MODALITÉS DE MISE EN ŒUVRE </text:p>
          </table:table-cell>
          <table:table-cell table:style-name="Tableau18.C1" office:value-type="string">
            <text:p text:style-name="P10">COMMENTAIRES </text:p>
          </table:table-cell>
        </table:table-row>
        <table:table-row>
          <table:table-cell table:style-name="Tableau18.A2" office:value-type="string">
            <text:p text:style-name="P11">Nuage de points associé à une série statistique à deux variables <text:s/>numériques. </text:p>
            <text:p text:style-name="P11">Point moyen.</text:p>
            <text:p text:style-name="P11"/>
            <text:p text:style-name="P11"/>
            <text:p text:style-name="P11"/>
            <text:p text:style-name="P11"/>
            <text:p text:style-name="P11">Ajustement <text:s/>affine par moindres <text:s/>carrés.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18.A2" office:value-type="string">
            <text:p text:style-name="P11">On proposera aussi des exemples où la représentation directe en <draw:frame draw:style-name="fr5" draw:name="Objet54" text:anchor-type="as-char" svg:width="1.139cm" svg:height="0.445cm" draw:z-index="59"><draw:object xlink:href="./Object 53" xlink:type="simple" xlink:show="embed" xlink:actuate="onLoad"/><draw:image xlink:href="./ObjectReplacements/Object 53" xlink:type="simple" xlink:show="embed" xlink:actuate="onLoad"/><svg:desc>formule</svg:desc></draw:frame> n’est pas possible et où il convient, par exemple, de représenter <draw:frame draw:style-name="fr5" draw:name="Objet55" text:anchor-type="as-char" svg:width="1.505cm" svg:height="0.445cm" draw:z-index="60"><draw:object xlink:href="./Object 56" xlink:type="simple" xlink:show="embed" xlink:actuate="onLoad"/><draw:image xlink:href="./ObjectReplacements/Object 56" xlink:type="simple" xlink:show="embed" xlink:actuate="onLoad"/><svg:desc>formule</svg:desc></draw:frame> ou <draw:frame draw:style-name="fr5" draw:name="Objet56" text:anchor-type="as-char" svg:width="1.505cm" svg:height="0.445cm" draw:z-index="61"><draw:object xlink:href="./Object 57" xlink:type="simple" xlink:show="embed" xlink:actuate="onLoad"/><draw:image xlink:href="./ObjectReplacements/Object 57" xlink:type="simple" xlink:show="embed" xlink:actuate="onLoad"/><svg:desc>formule</svg:desc></draw:frame> et on fera le lien avec des repères semi-logarithmiques.</text:p>
            <text:p text:style-name="P11"/>
            <text:p text:style-name="P11">On fera percevoir le sens de l’expression « moindres carrés » <text:s/>par le calcul sur tableur, pour un <text:s/>exemple simple, de la somme <draw:frame draw:style-name="fr5" draw:name="Objet57" text:anchor-type="as-char" svg:width="2.558cm" svg:height="0.542cm" draw:z-index="62"><draw:object xlink:href="./Object 59" xlink:type="simple" xlink:show="embed" xlink:actuate="onLoad"/><draw:image xlink:href="./ObjectReplacements/Object 59" xlink:type="simple" xlink:show="embed" xlink:actuate="onLoad"/><svg:desc>formule</svg:desc></draw:frame>.</text:p>
            <text:p text:style-name="P11">On <text:s/>évoquera sur des exemples <text:s/>l’intérêt éventuel et l’effet d’une transformation affine des données sur les paramètres a et b. On étudiera avec des simulations la sensibilité des paramètres aux valeurs extrêmes.</text:p>
            <text:p text:style-name="P11">On proposera des exemples où une transformation des données conduit <text:s/>à proposer un ajustement affine sur les données transformées.</text:p>
            <text:p text:style-name="P11"/>
            <text:p text:style-name="P11">On proposera un ou deux exemples où les points <draw:frame draw:style-name="fr5" draw:name="Objet53" text:anchor-type="as-char" svg:width="1.289cm" svg:height="0.487cm" draw:z-index="63"><draw:object xlink:href="./Object 52" xlink:type="simple" xlink:show="embed" xlink:actuate="onLoad"/><draw:image xlink:href="./ObjectReplacements/Object 52" xlink:type="simple" xlink:show="embed" xlink:actuate="onLoad"/><svg:desc>formule</svg:desc></draw:frame> du nuage sont « presque » alignés et où cet alignement peut s’expliquer par la dépendance <text:s/>« <text:s/>presque <text:s/>» affine à une troisième variable.</text:p>
          </table:table-cell>
          <table:table-cell table:style-name="Tableau18.C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L’objectif est de faire des interpolations ou des extrapolations.</text:p>
            <text:p text:style-name="P11">On admettra les formules donnant les paramètres de la droite des moindres carrés : coefficient directeur et ordonnée à l’origine.</text:p>
            <text:p text:style-name="P11">On traitera essentiellement des <text:s/>cas où, pour une valeur de x, on <text:s/>observe une seule valeur de y (par exemple, les séries chronologiques).</text:p>
            <text:p text:style-name="P11">Le coefficient de corrélation linéaire est hors programme (son interprétation est délicate, notamment pour juger de la qualité d’un ajustement affine).</text:p>
            <text:p text:style-name="P11"/>
            <text:p text:style-name="P11">On verra ainsi que pouvoir <text:s/>prédire <text:span text:style-name="T2">y</text:span> à partir de <text:span text:style-name="T2">x</text:span> ne prouve <text:s/>pas qu’il y ait un lien de causalité <text:s/>entre <text:span text:style-name="T2">x</text:span> et <text:span text:style-name="T2">y</text:span>.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OpenSymbol1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30T18:57:02.98</meta:creation-date>
    <meta:editing-duration>PT1M8S</meta:editing-duration>
    <meta:editing-cycles>4</meta:editing-cycles>
    <meta:generator>LibreOffice/3.4$Win32 LibreOffice_project/340m1$Build-302</meta:generator>
    <dc:date>2011-10-08T16:18:54.03</dc:date>
    <dc:creator>Johann DOLIVET</dc:creator>
    <meta:document-statistic meta:table-count="9" meta:image-count="12" meta:object-count="58" meta:page-count="6" meta:paragraph-count="127" meta:word-count="965" meta:character-count="5419" meta:non-whitespace-character-count="4472"/>
  </office:meta>
</office:document-meta>
</file>

<file path=Object 1/content.xml><?xml version="1.0" encoding="utf-8"?>
<math xmlns="http://www.w3.org/1998/Math/MathML">
  <semantics>
    <mrow>
      <mo stretchy="false">(</mo>
      <mrow>
        <mover accent="true">
          <mi>x</mi>
          <mo>¯</mo>
        </mover>
        <mi>;</mi>
        <mover accent="true">
          <mi>y</mi>
          <mo>¯</mo>
        </mover>
      </mrow>
      <mo stretchy="false">)</mo>
    </mrow>
    <annotation encoding="StarMath 5.0">( overline {x}; overline {y})</annotation>
  </semantics>
</math>
</file>

<file path=Object 10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o stretchy="false">=</mo>
        <mfrac>
          <mn>1</mn>
          <mi>n</mi>
        </mfrac>
      </mrow>
      <mrow>
        <munderover>
          <mo stretchy="false">∑</mo>
          <mrow>
            <mstyle mathvariant="normal">
              <mrow>
                <mstyle mathvariant="normal">
                  <mrow>
                    <mi mathvariant="normal">i</mi>
                  </mrow>
                </mstyle>
              </mrow>
            </mstyle>
            <mo stretchy="false">=</mo>
            <mn>1</mn>
          </mrow>
          <mi>n</mi>
        </munderover>
        <msup>
          <mfenced open="(" close=")">
            <mrow>
              <msub>
                <mi>x</mi>
                <mi>i</mi>
              </msub>
              <mi>–</mi>
              <mover accent="true">
                <mi>x</mi>
                <mo>¯</mo>
              </mover>
            </mrow>
          </mfenced>
          <mn>2</mn>
        </msup>
      </mrow>
    </mrow>
    <annotation encoding="StarMath 5.0">V(X)={{1} over n} sum from {{nitalic {nitalic i}}={1}} to { n } { left(x_i–overline {x}  right)^2 } </annotation>
  </semantics>
</math>
</file>

<file path=Object 11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o stretchy="false">=</mo>
        <msub>
          <mi>C</mi>
          <mi mathvariant="italic">xx</mi>
        </msub>
      </mrow>
    </mrow>
    <annotation encoding="StarMath 5.0">V(X)=C_{xx}</annotation>
  </semantics>
</math>
</file>

<file path=Object 12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13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14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15/content.xml><?xml version="1.0" encoding="utf-8"?>
<math xmlns="http://www.w3.org/1998/Math/MathML">
  <semantics>
    <mrow>
      <mo stretchy="false">σ</mo>
      <mo stretchy="false">=</mo>
      <msqrt>
        <mi>V</mi>
      </msqrt>
    </mrow>
    <annotation encoding="StarMath 5.0">%sigma =sqrt{V}</annotation>
  </semantics>
</math>
</file>

<file path=Object 16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17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18/content.xml><?xml version="1.0" encoding="utf-8"?>
<math xmlns="http://www.w3.org/1998/Math/MathML">
  <semantics>
    <mrow>
      <msub>
        <mi>M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sub>
            <mi>y</mi>
            <mi>i</mi>
          </msub>
        </mrow>
        <mo stretchy="false">)</mo>
      </mrow>
    </mrow>
    <annotation encoding="StarMath 5.0">M_i(x_i nitalic; y_i)</annotation>
  </semantics>
</math>
</file>

<file path=Object 19/content.xml><?xml version="1.0" encoding="utf-8"?>
<math xmlns="http://www.w3.org/1998/Math/MathML">
  <semantics>
    <mrow>
      <mo stretchy="false">(</mo>
      <mrow>
        <mrow>
          <mn>1</mn>
          <mo stretchy="false">⩽</mo>
          <mstyle mathvariant="normal">
            <mrow>
              <mi mathvariant="normal">i</mi>
            </mrow>
          </mstyle>
        </mrow>
        <mo stretchy="false">⩽</mo>
        <mi>n</mi>
      </mrow>
      <mo stretchy="false">)</mo>
    </mrow>
    <annotation encoding="StarMath 5.0">({1} leslant {nitalic i} leslant n)</annotation>
  </semantics>
</math>
</file>

<file path=Object 2/content.xml><?xml version="1.0" encoding="utf-8"?>
<math xmlns="http://www.w3.org/1998/Math/MathML">
  <semantics>
    <msub>
      <mi>C</mi>
      <mi mathvariant="italic">xy</mi>
    </msub>
    <annotation encoding="StarMath 5.0">C_{xy}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423cm" chart:symbol-height="0.423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34cm" svg:height="4.442cm" xlink:href="." xlink:type="simple" chart:class="chart:scatter" chart:style-name="ch1">
        <chart:plot-area chart:style-name="ch2" chart:data-source-has-labels="both" svg:x="0.552cm" svg:y="0.487cm" svg:width="4.378cm" svg:height="3.447cm">
          <chartooo:coordinate-region svg:x="0.552cm" svg:y="0.487cm" svg:width="4.378cm" svg:height="3.447cm"/>
          <chart:axis chart:dimension="x" chart:name="primary-x" chart:style-name="ch3" chartooo:axis-type="auto">
            <chart:categories table:cell-range-address="local-table.$B$1:.$Y$1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3:.$Y$3" chart:label-cell-address="local-table.$A$3" chart:class="chart:scatter">
            <chart:domain table:cell-range-address="local-table.$B$2:.$Y$2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width="0.1cm" svg:stroke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4cm" svg:height="4.529cm" xlink:href="." xlink:type="simple" chart:class="chart:scatter" chart:style-name="ch1">
        <chart:plot-area chart:style-name="ch2" chart:data-source-has-labels="both" svg:x="0.554cm" svg:y="0.495cm" svg:width="4.478cm" svg:height="3.524cm">
          <chartooo:coordinate-region svg:x="0.554cm" svg:y="0.495cm" svg:width="4.478cm" svg:height="3.524cm"/>
          <chart:axis chart:dimension="x" chart:name="primary-x" chart:style-name="ch3" chartooo:axis-type="auto">
            <chart:categories table:cell-range-address="local-table.$B$1:.$I$1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I$3" chart:label-cell-address="local-table.$A$3" chart:class="chart:scatter">
            <chart:domain table:cell-range-address="local-table.$B$2:.$I$2"/>
            <chart:regression-curve chart:style-name="ch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.8">
                <text:p>11.8</text:p>
              </table:table-cell>
              <table:table-cell office:value-type="float" office:value="8.4">
                <text:p>8.4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math xmlns="http://www.w3.org/1998/Math/MathML">
  <semantics>
    <mrow>
      <mo stretchy="false">(</mo>
      <mrow>
        <msub>
          <mi>x</mi>
          <mi>i</mi>
        </msub>
        <mstyle mathvariant="normal">
          <mrow>
            <mi mathvariant="normal">;</mi>
          </mrow>
        </mstyle>
        <msub>
          <mi>y</mi>
          <mi>i</mi>
        </msub>
      </mrow>
      <mo stretchy="false">)</mo>
    </mrow>
    <annotation encoding="StarMath 5.0">(x_i nitalic; y_i)</annotation>
  </semantics>
</math>
</file>

<file path=Object 23/content.xml><?xml version="1.0" encoding="utf-8"?>
<math xmlns="http://www.w3.org/1998/Math/MathML">
  <semantics>
    <mrow>
      <mover accent="true">
        <mi>x</mi>
        <mo>¯</mo>
      </mover>
      <mo stretchy="false">=</mo>
      <mn>70</mn>
    </mrow>
    <annotation encoding="StarMath 5.0"> overline {x}={70}</annotation>
  </semantics>
</math>
</file>

<file path=Object 24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o stretchy="false">=</mo>
        <mn>100</mn>
      </mrow>
    </mrow>
    <annotation encoding="StarMath 5.0">V(X)={100}</annotation>
  </semantics>
</math>
</file>

<file path=Object 25/content.xml><?xml version="1.0" encoding="utf-8"?>
<math xmlns="http://www.w3.org/1998/Math/MathML">
  <semantics>
    <mrow>
      <msub>
        <mo stretchy="false">σ</mo>
        <mi>x</mi>
      </msub>
      <mo stretchy="false">=</mo>
      <mn>10</mn>
    </mrow>
    <annotation encoding="StarMath 5.0">%sigma_x ={10}</annotation>
  </semantics>
</math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 chart:regression-type="exponential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width="0.1cm" svg:stroke-color="#579d1c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582cm" svg:height="4.455cm" xlink:href="." xlink:type="simple" chart:class="chart:scatter" chart:style-name="ch1">
        <chart:plot-area chart:style-name="ch2" chart:data-source-has-labels="both" svg:x="0.561cm" svg:y="0.491cm" svg:width="4.799cm" svg:height="3.455cm">
          <chartooo:coordinate-region svg:x="0.561cm" svg:y="0.491cm" svg:width="4.799cm" svg:height="3.455cm"/>
          <chart:axis chart:dimension="x" chart:name="primary-x" chart:style-name="ch3" chartooo:axis-type="auto">
            <chart:categories table:cell-range-address="local-table.$B$1:.$K$1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K$3" chart:label-cell-address="local-table.$A$3" chart:class="chart:scatter">
            <chart:domain table:cell-range-address="local-table.$B$2:.$K$2"/>
            <chart:regression-curve chart:style-name="ch6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Ligne 23</text:p>
              </table:table-cell>
              <table:table-cell office:value-type="float" office:value="5.89">
                <text:p>5.89</text:p>
              </table:table-cell>
              <table:table-cell office:value-type="float" office:value="6.77">
                <text:p>6.77</text:p>
              </table:table-cell>
              <table:table-cell office:value-type="float" office:value="7.87">
                <text:p>7.87</text:p>
              </table:table-cell>
              <table:table-cell office:value-type="float" office:value="9.11">
                <text:p>9.11</text:p>
              </table:table-cell>
              <table:table-cell office:value-type="float" office:value="10.56">
                <text:p>10.56</text:p>
              </table:table-cell>
              <table:table-cell office:value-type="float" office:value="12.27">
                <text:p>12.27</text:p>
              </table:table-cell>
              <table:table-cell office:value-type="float" office:value="13.92">
                <text:p>13.92</text:p>
              </table:table-cell>
              <table:table-cell office:value-type="float" office:value="15.72">
                <text:p>15.72</text:p>
              </table:table-cell>
              <table:table-cell office:value-type="float" office:value="17.91">
                <text:p>17.91</text:p>
              </table:table-cell>
              <table:table-cell office:value-type="float" office:value="22.13">
                <text:p>22.1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math xmlns="http://www.w3.org/1998/Math/MathML">
  <semantics>
    <mrow>
      <mover accent="true">
        <mi>y</mi>
        <mo>¯</mo>
      </mover>
      <mo stretchy="false">=</mo>
      <mn>13</mn>
    </mrow>
    <annotation encoding="StarMath 5.0"> overline {y}={13}</annotation>
  </semantics>
</math>
</file>

<file path=Object 28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29/content.xml><?xml version="1.0" encoding="utf-8"?>
<math xmlns="http://www.w3.org/1998/Math/MathML">
  <semantics>
    <mrow>
      <msub>
        <mo stretchy="false">σ</mo>
        <mi>y</mi>
      </msub>
      <mo stretchy="false">≈</mo>
      <mn>1,51</mn>
    </mrow>
    <annotation encoding="StarMath 5.0">%sigma _y  approx {1,51}</annotation>
  </semantics>
</math>
</file>

<file path=Object 3/content.xml><?xml version="1.0" encoding="utf-8"?>
<math xmlns="http://www.w3.org/1998/Math/MathML">
  <semantics>
    <mrow>
      <mi mathvariant="italic">cov</mi>
      <mrow>
        <mo stretchy="false">(</mo>
        <mrow>
          <mi>x</mi>
          <mi>,</mi>
          <mi>y</mi>
        </mrow>
        <mo stretchy="false">)</mo>
      </mrow>
    </mrow>
    <annotation encoding="StarMath 5.0">cov(x,y)</annotation>
  </semantics>
</math>
</file>

<file path=Object 30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i>x</mi>
        <mo stretchy="false">)</mo>
      </mrow>
    </mrow>
    <annotation encoding="StarMath 5.0">y=f(x)</annotation>
  </semantics>
</math>
</file>

<file path=Object 31/content.xml><?xml version="1.0" encoding="utf-8"?>
<math xmlns="http://www.w3.org/1998/Math/MathML">
  <semantics>
    <mrow>
      <mrow>
        <msub>
          <mi>C</mi>
          <mi mathvariant="italic">xy</mi>
        </msub>
        <mo stretchy="false">=</mo>
        <mfrac>
          <mn>50</mn>
          <mn>7</mn>
        </mfrac>
      </mrow>
      <mi>≈</mi>
      <mn>7,14</mn>
    </mrow>
    <annotation encoding="StarMath 5.0">C_{xy}={50} over {7}≈{7,14}</annotation>
  </semantics>
</math>
</file>

<file path=Object 32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i>x</mi>
        <mo stretchy="false">)</mo>
      </mrow>
    </mrow>
    <annotation encoding="StarMath 5.0">y=f(x)</annotation>
  </semantics>
</math>
</file>

<file path=Object 33/content.xml><?xml version="1.0" encoding="utf-8"?>
<math xmlns="http://www.w3.org/1998/Math/MathML">
  <semantics>
    <mrow>
      <mo stretchy="false">(</mo>
      <mrow>
        <msub>
          <mi>x</mi>
          <mi>i</mi>
        </msub>
        <mstyle mathvariant="normal">
          <mrow>
            <mi mathvariant="normal">;</mi>
          </mrow>
        </mstyle>
        <msub>
          <mi>y</mi>
          <mi>i</mi>
        </msub>
      </mrow>
      <mo stretchy="false">)</mo>
    </mrow>
    <annotation encoding="StarMath 5.0">(x_i nitalic; y_i)</annotation>
  </semantics>
</math>
</file>

<file path=Object 34/content.xml><?xml version="1.0" encoding="utf-8"?>
<math xmlns="http://www.w3.org/1998/Math/MathML">
  <semantics>
    <mrow>
      <mi>f</mi>
      <mrow>
        <mo stretchy="false">(</mo>
        <msub>
          <mi>x</mi>
          <mi>i</mi>
        </msub>
        <mo stretchy="false">)</mo>
      </mrow>
    </mrow>
    <annotation encoding="StarMath 5.0">f(x_i)</annotation>
  </semantics>
</math>
</file>

<file path=Object 35/content.xml><?xml version="1.0" encoding="utf-8"?>
<math xmlns="http://www.w3.org/1998/Math/MathML">
  <semantics>
    <mrow>
      <munderover>
        <mo stretchy="false">∑</mo>
        <mrow>
          <mstyle mathvariant="normal">
            <mrow>
              <mi mathvariant="normal">i</mi>
            </mrow>
          </mstyle>
          <mo stretchy="false">=</mo>
          <mn>1</mn>
        </mrow>
        <mi>n</mi>
      </munderover>
      <mrow>
        <mo stretchy="false">[</mo>
        <mrow>
          <msub>
            <mi>y</mi>
            <mi>i</mi>
          </msub>
          <mo stretchy="false">−</mo>
          <mi>f</mi>
        </mrow>
        <mrow>
          <mo stretchy="false">(</mo>
          <msub>
            <mi>x</mi>
            <mi>i</mi>
          </msub>
          <mo stretchy="false">)</mo>
        </mrow>
        <msup>
          <mo stretchy="false">]</mo>
          <mn>2</mn>
        </msup>
      </mrow>
    </mrow>
    <annotation encoding="StarMath 5.0"> sum from {{nitalic i}={1}} to { n } { \[y_i-f(x_i)\] ^2} </annotation>
  </semantics>
</math>
</file>

<file path=Object 36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37/content.xml><?xml version="1.0" encoding="utf-8"?>
<math xmlns="http://www.w3.org/1998/Math/MathML">
  <semantics>
    <mrow>
      <mi>f</mi>
      <mrow>
        <mo stretchy="false">(</mo>
        <msub>
          <mi>x</mi>
          <mn>0</mn>
        </msub>
        <mo stretchy="false">)</mo>
      </mrow>
    </mrow>
    <annotation encoding="StarMath 5.0">f(x_{0})</annotation>
  </semantics>
</math>
</file>

<file path=Object 38/content.xml><?xml version="1.0" encoding="utf-8"?>
<math xmlns="http://www.w3.org/1998/Math/MathML">
  <semantics>
    <mrow>
      <msub>
        <mi>M</mi>
        <mi>i</mi>
      </msub>
      <mrow>
        <msub>
          <mi>P</mi>
          <mi>i</mi>
        </msub>
        <mo stretchy="false">=</mo>
        <mfenced open="∣" close="∣">
          <mrow>
            <mrow>
              <msub>
                <mi>y</mi>
                <mi>i</mi>
              </msub>
              <mo stretchy="false">−</mo>
              <mi>f</mi>
            </mrow>
            <mrow>
              <mo stretchy="false">(</mo>
              <msub>
                <mi>x</mi>
                <mi>i</mi>
              </msub>
              <mo stretchy="false">)</mo>
            </mrow>
          </mrow>
        </mfenced>
      </mrow>
    </mrow>
    <annotation encoding="StarMath 5.0">M_i P_i= left lline y_i-f(x_i)  right lline </annotation>
  </semantics>
</math>
</file>

<file path=Object 39/content.xml><?xml version="1.0" encoding="utf-8"?>
<math xmlns="http://www.w3.org/1998/Math/MathML">
  <semantics>
    <mrow>
      <msup>
        <mrow>
          <mo stretchy="false">(</mo>
          <mrow>
            <msub>
              <mi>M</mi>
              <mi>i</mi>
            </msub>
            <msub>
              <mi>P</mi>
              <mi>i</mi>
            </msub>
          </mrow>
          <mo stretchy="false">)</mo>
        </mrow>
        <mn>2</mn>
      </msup>
      <mo stretchy="false">=</mo>
      <msup>
        <mrow>
          <mo stretchy="false">(</mo>
          <mrow>
            <mrow>
              <msub>
                <mi>y</mi>
                <mi>i</mi>
              </msub>
              <mo stretchy="false">−</mo>
              <mi>f</mi>
            </mrow>
            <mrow>
              <mo stretchy="false">(</mo>
              <msub>
                <mi>x</mi>
                <mi>i</mi>
              </msub>
              <mo stretchy="false">)</mo>
            </mrow>
          </mrow>
          <mo stretchy="false">)</mo>
        </mrow>
        <mn>2</mn>
      </msup>
    </mrow>
    <annotation encoding="StarMath 5.0">(M_i P_i)^{2}=(y_i-f(x_i))^{2}</annotation>
  </semantics>
</math>
</file>

<file path=Object 4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40/content.xml><?xml version="1.0" encoding="utf-8"?>
<math xmlns="http://www.w3.org/1998/Math/MathML">
  <semantics>
    <mrow>
      <mrow>
        <mi>a</mi>
        <mo stretchy="false">=</mo>
        <mfrac>
          <msub>
            <mi>C</mi>
            <mi mathvariant="italic">xy</mi>
          </msub>
          <mrow>
            <mi>V</mi>
            <mrow>
              <mo stretchy="false">(</mo>
              <mi>X</mi>
              <mo stretchy="false">)</mo>
            </mrow>
          </mrow>
        </mfrac>
      </mrow>
      <mo stretchy="false">=</mo>
      <mfrac>
        <mrow>
          <munderover>
            <mo stretchy="false">∑</mo>
            <mrow>
              <mstyle mathvariant="normal">
                <mrow>
                  <mi mathvariant="normal">i</mi>
                </mrow>
              </mstyle>
              <mo stretchy="false">=</mo>
              <mn>1</mn>
            </mrow>
            <mi>n</mi>
          </munderover>
          <mrow>
            <mrow>
              <mo stretchy="false">(</mo>
              <mrow>
                <msub>
                  <mi>x</mi>
                  <mi>i</mi>
                </msub>
                <mo stretchy="false">−</mo>
                <mover accent="true">
                  <mi>x</mi>
                  <mo>¯</mo>
                </mover>
              </mrow>
              <mo stretchy="false">)</mo>
            </mrow>
            <mrow>
              <mo stretchy="false">(</mo>
              <mrow>
                <msub>
                  <mi>y</mi>
                  <mi>i</mi>
                </msub>
                <mo stretchy="false">−</mo>
                <mover accent="true">
                  <mi>y</mi>
                  <mo>¯</mo>
                </mover>
              </mrow>
              <mo stretchy="false">)</mo>
            </mrow>
          </mrow>
        </mrow>
        <mrow>
          <munderover>
            <mo stretchy="false">∑</mo>
            <mrow>
              <mstyle mathvariant="normal">
                <mrow>
                  <mstyle mathvariant="normal">
                    <mrow>
                      <mi mathvariant="normal">i</mi>
                    </mrow>
                  </mstyle>
                </mrow>
              </mstyle>
              <mo stretchy="false">=</mo>
              <mn>1</mn>
            </mrow>
            <mi>n</mi>
          </munderover>
          <msup>
            <mfenced open="(" close=")">
              <mrow>
                <msub>
                  <mi>x</mi>
                  <mi>i</mi>
                </msub>
                <mi>–</mi>
                <mover accent="true">
                  <mi>x</mi>
                  <mo>¯</mo>
                </mover>
              </mrow>
            </mfenced>
            <mn>2</mn>
          </msup>
        </mrow>
      </mfrac>
    </mrow>
    <annotation encoding="StarMath 5.0">a={C_{xy}} over {V(X)}={ sum from {{nitalic i}={1}} to { n } { (x_i- overline  x)(y_i- overline  y) } } over { sum from {{nitalic {nitalic i}}={1}} to { n } { left(x_i–overline {x}  right)^2 }} </annotation>
  </semantics>
</math>
</file>

<file path=Object 41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42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43/content.xml><?xml version="1.0" encoding="utf-8"?>
<math xmlns="http://www.w3.org/1998/Math/MathML">
  <semantics>
    <mrow>
      <munderover>
        <mo stretchy="false">∑</mo>
        <mrow>
          <mstyle mathvariant="normal">
            <mrow>
              <mi mathvariant="normal">i</mi>
            </mrow>
          </mstyle>
          <mo stretchy="false">=</mo>
          <mn>1</mn>
        </mrow>
        <mi>n</mi>
      </munderover>
      <mrow>
        <mo stretchy="false">[</mo>
        <mrow>
          <msub>
            <mi>y</mi>
            <mi>i</mi>
          </msub>
          <mo stretchy="false">−</mo>
          <mrow>
            <mo stretchy="false">(</mo>
            <mrow>
              <mi>a</mi>
              <mrow>
                <msub>
                  <mi>x</mi>
                  <mi>i</mi>
                </msub>
                <mo stretchy="false">+</mo>
                <mi>b</mi>
              </mrow>
            </mrow>
            <mo stretchy="false">)</mo>
          </mrow>
        </mrow>
        <msup>
          <mo stretchy="false">]</mo>
          <mn>2</mn>
        </msup>
      </mrow>
    </mrow>
    <annotation encoding="StarMath 5.0"> sum from {{nitalic i}={1}} to { n } { \[y_i-(a x_i +b)\]^2 } </annotation>
  </semantics>
</math>
</file>

<file path=Object 44/content.xml><?xml version="1.0" encoding="utf-8"?>
<math xmlns="http://www.w3.org/1998/Math/MathML">
  <semantics>
    <mrow>
      <mrow>
        <mi>y</mi>
        <mo stretchy="false">=</mo>
        <mfrac>
          <mn>50</mn>
          <mn>700</mn>
        </mfrac>
      </mrow>
      <mrow>
        <mrow>
          <mrow>
            <mo stretchy="false">(</mo>
            <mrow>
              <mi>x</mi>
              <mo stretchy="false">−</mo>
              <mn>70</mn>
            </mrow>
            <mo stretchy="false">)</mo>
          </mrow>
          <mo stretchy="false">+</mo>
          <mn>13</mn>
        </mrow>
        <mo stretchy="false">=</mo>
        <mfrac>
          <mn>5</mn>
          <mn>70</mn>
        </mfrac>
      </mrow>
      <mrow>
        <mi>x</mi>
        <mo stretchy="false">+</mo>
        <mn>8</mn>
      </mrow>
    </mrow>
    <annotation encoding="StarMath 5.0">y={{50} over {700}}(x-{70})+{13}={{5} over {70}}x+{8}</annotation>
  </semantics>
</math>
</file>

<file path=Object 45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46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47/content.xml><?xml version="1.0" encoding="utf-8"?>
<math xmlns="http://www.w3.org/1998/Math/MathML">
  <semantics>
    <mrow>
      <msub>
        <mi>M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sub>
            <mi>y</mi>
            <mi>i</mi>
          </msub>
        </mrow>
        <mo stretchy="false">)</mo>
      </mrow>
    </mrow>
    <annotation encoding="StarMath 5.0">M_i(x_i nitalic; y_i)</annotation>
  </semantics>
</math>
</file>

<file path=Object 48/content.xml><?xml version="1.0" encoding="utf-8"?>
<math xmlns="http://www.w3.org/1998/Math/MathML">
  <semantics>
    <mrow>
      <msub>
        <mi>P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i>f</mi>
          <mrow>
            <mo stretchy="false">(</mo>
            <msub>
              <mi>x</mi>
              <mi>i</mi>
            </msub>
            <mo stretchy="false">)</mo>
          </mrow>
        </mrow>
        <mo stretchy="false">)</mo>
      </mrow>
    </mrow>
    <annotation encoding="StarMath 5.0">P_i(x_i nitalic; f(x_i))</annotation>
  </semantics>
</math>
</file>

<file path=Object 49/content.xml><?xml version="1.0" encoding="utf-8"?>
<math xmlns="http://www.w3.org/1998/Math/MathML">
  <semantics>
    <mrow>
      <mi>G</mi>
      <mo stretchy="false">=</mo>
      <mrow>
        <mo stretchy="false">(</mo>
        <mrow>
          <mover accent="true">
            <mi>x</mi>
            <mo>¯</mo>
          </mover>
          <mi>;</mi>
          <mover accent="true">
            <mi>y</mi>
            <mo>¯</mo>
          </mover>
        </mrow>
        <mo stretchy="false">)</mo>
      </mrow>
    </mrow>
    <annotation encoding="StarMath 5.0">G=( overline {x}; overline {y})</annotation>
  </semantics>
</math>
</file>

<file path=Object 5/content.xml><?xml version="1.0" encoding="utf-8"?>
<math xmlns="http://www.w3.org/1998/Math/MathML">
  <semantics>
    <mrow>
      <mrow>
        <mover accent="true">
          <mi>x</mi>
          <mo>¯</mo>
        </mover>
        <mo stretchy="false">=</mo>
        <mfrac>
          <mn>1</mn>
          <mi>n</mi>
        </mfrac>
      </mrow>
      <mrow>
        <munderover>
          <mo stretchy="false">∑</mo>
          <mrow>
            <mstyle mathvariant="normal">
              <mrow>
                <mi mathvariant="normal">i</mi>
              </mrow>
            </mstyle>
            <mo stretchy="false">=</mo>
            <mn>1</mn>
          </mrow>
          <mi>n</mi>
        </munderover>
        <msub>
          <mi>x</mi>
          <mi>i</mi>
        </msub>
      </mrow>
    </mrow>
    <annotation encoding="StarMath 5.0"> overline {x}={1} over n sum from {{nitalic i}={1}} to { n } { x_i } </annotation>
  </semantics>
</math>
</file>

<file path=Object 50/content.xml><?xml version="1.0" encoding="utf-8"?>
<math xmlns="http://www.w3.org/1998/Math/MathML">
  <semantics>
    <mrow>
      <munderover>
        <mo stretchy="false">∑</mo>
        <mrow>
          <mstyle mathvariant="normal">
            <mrow>
              <mi mathvariant="normal">i</mi>
            </mrow>
          </mstyle>
          <mo stretchy="false">=</mo>
          <mn>1</mn>
        </mrow>
        <mi>n</mi>
      </munderover>
      <msup>
        <mrow>
          <mo stretchy="false">(</mo>
          <mrow>
            <msub>
              <mi>M</mi>
              <mi>i</mi>
            </msub>
            <msub>
              <mi>P</mi>
              <mi>i</mi>
            </msub>
          </mrow>
          <mo stretchy="false">)</mo>
        </mrow>
        <mn>2</mn>
      </msup>
    </mrow>
    <annotation encoding="StarMath 5.0"> sum from {{nitalic i}={1}} to { n } { (M_i P_i)^2 } </annotation>
  </semantics>
</math>
</file>

<file path=Object 51/content.xml><?xml version="1.0" encoding="utf-8"?>
<math xmlns="http://www.w3.org/1998/Math/MathML">
  <semantics>
    <mrow>
      <mrow>
        <mi>y</mi>
        <mo stretchy="false">=</mo>
        <mi>a</mi>
      </mrow>
      <mrow>
        <mrow>
          <mo stretchy="false">(</mo>
          <mrow>
            <mi>x</mi>
            <mo stretchy="false">−</mo>
            <mover accent="true">
              <mi>x</mi>
              <mo>¯</mo>
            </mover>
          </mrow>
          <mo stretchy="false">)</mo>
        </mrow>
        <mo stretchy="false">+</mo>
        <mover accent="true">
          <mi>y</mi>
          <mo>¯</mo>
        </mover>
      </mrow>
    </mrow>
    <annotation encoding="StarMath 5.0">y=a(x-overline x)+overline y</annotation>
  </semantics>
</math>
</file>

<file path=Object 52/content.xml><?xml version="1.0" encoding="utf-8"?>
<math xmlns="http://www.w3.org/1998/Math/MathML">
  <semantics>
    <mrow>
      <mo stretchy="false">(</mo>
      <mrow>
        <msub>
          <mi>x</mi>
          <mi>i</mi>
        </msub>
        <mstyle mathvariant="normal">
          <mrow>
            <mi mathvariant="normal">;</mi>
          </mrow>
        </mstyle>
        <msub>
          <mi>y</mi>
          <mi>i</mi>
        </msub>
      </mrow>
      <mo stretchy="false">)</mo>
    </mrow>
    <annotation encoding="StarMath 5.0">(x_i  nitalic;  y_i)</annotation>
  </semantics>
</math>
</file>

<file path=Object 53/content.xml><?xml version="1.0" encoding="utf-8"?>
<math xmlns="http://www.w3.org/1998/Math/MathML">
  <semantics>
    <mrow>
      <mo stretchy="false">(</mo>
      <mrow>
        <mi>x</mi>
        <mstyle mathvariant="normal">
          <mrow>
            <mi mathvariant="normal">;</mi>
          </mrow>
        </mstyle>
        <mi>y</mi>
      </mrow>
      <mo stretchy="false">)</mo>
    </mrow>
    <annotation encoding="StarMath 5.0">(x  nitalic;  y)</annotation>
  </semantics>
</math>
</file>

<file path=Object 56/content.xml><?xml version="1.0" encoding="utf-8"?>
<math xmlns="http://www.w3.org/1998/Math/MathML">
  <semantics>
    <mrow>
      <mo stretchy="false">(</mo>
      <mrow>
        <mi>x</mi>
        <mstyle mathvariant="normal">
          <mrow>
            <mi mathvariant="normal">;</mi>
          </mrow>
        </mstyle>
        <mi>ln</mi>
        <mi>y</mi>
      </mrow>
      <mo stretchy="false">)</mo>
    </mrow>
    <annotation encoding="StarMath 5.0">(x  nitalic;  ln y)</annotation>
  </semantics>
</math>
</file>

<file path=Object 57/content.xml><?xml version="1.0" encoding="utf-8"?>
<math xmlns="http://www.w3.org/1998/Math/MathML">
  <semantics>
    <mrow>
      <mo stretchy="false">(</mo>
      <mrow>
        <mi>ln</mi>
        <mi>x</mi>
        <mstyle mathvariant="normal">
          <mrow>
            <mi mathvariant="normal">;</mi>
          </mrow>
        </mstyle>
        <mi>y</mi>
      </mrow>
      <mo stretchy="false">)</mo>
    </mrow>
    <annotation encoding="StarMath 5.0">(ln x  nitalic;  y)</annotation>
  </semantics>
</math>
</file>

<file path=Object 59/content.xml><?xml version="1.0" encoding="utf-8"?>
<math xmlns="http://www.w3.org/1998/Math/MathML">
  <semantics>
    <mrow>
      <mi>Σ</mi>
      <msup>
        <mrow>
          <mo stretchy="false">(</mo>
          <mrow>
            <msub>
              <mi>y</mi>
              <mi>i</mi>
            </msub>
            <mi>–</mi>
            <msub>
              <mi mathvariant="italic">ax</mi>
              <mi>i</mi>
            </msub>
            <mi>–</mi>
            <mi>b</mi>
          </mrow>
          <mo stretchy="false">)</mo>
        </mrow>
        <mn>2</mn>
      </msup>
    </mrow>
    <annotation encoding="StarMath 5.0">Σ (y_i – ax_i – b)^{2}</annotation>
  </semantics>
</math>
</file>

<file path=Object 6/content.xml><?xml version="1.0" encoding="utf-8"?>
<math xmlns="http://www.w3.org/1998/Math/MathML">
  <semantics>
    <mrow>
      <mrow>
        <mover accent="true">
          <mi>y</mi>
          <mo>¯</mo>
        </mover>
        <mo stretchy="false">=</mo>
        <mfrac>
          <mn>1</mn>
          <mi>n</mi>
        </mfrac>
      </mrow>
      <mrow>
        <munderover>
          <mo stretchy="false">∑</mo>
          <mrow>
            <mstyle mathvariant="normal">
              <mrow>
                <mi mathvariant="normal">i</mi>
              </mrow>
            </mstyle>
            <mo stretchy="false">=</mo>
            <mn>1</mn>
          </mrow>
          <mi>n</mi>
        </munderover>
        <msub>
          <mi>y</mi>
          <mi>i</mi>
        </msub>
      </mrow>
    </mrow>
    <annotation encoding="StarMath 5.0"> overline {y}={1} over n sum from {{nitalic i}={1}} to { n } { y_i } </annotation>
  </semantics>
</math>
</file>

<file path=Object 60/content.xml><?xml version="1.0" encoding="utf-8"?>
<math xmlns="http://www.w3.org/1998/Math/MathML">
  <semantics>
    <mrow>
      <mrow>
        <mrow>
          <mrow>
            <mi>a</mi>
            <mo stretchy="false">=</mo>
            <mfrac>
              <msub>
                <mi>C</mi>
                <mi mathvariant="italic">xy</mi>
              </msub>
              <mrow>
                <mi>V</mi>
                <mrow>
                  <mo stretchy="false">(</mo>
                  <mi>X</mi>
                  <mo stretchy="false">)</mo>
                </mrow>
              </mrow>
            </mfrac>
          </mrow>
          <mo stretchy="false">=</mo>
          <mfrac>
            <mfrac>
              <mn>50</mn>
              <mn>7</mn>
            </mfrac>
            <mn>100</mn>
          </mfrac>
        </mrow>
        <mo stretchy="false">=</mo>
        <mfrac>
          <mn>50</mn>
          <mn>700</mn>
        </mfrac>
      </mrow>
      <mo stretchy="false">≈</mo>
      <mn>0,0714</mn>
    </mrow>
    <annotation encoding="StarMath 5.0">a={C_{xy}} over {V(X)}={{50} over {7}} over {100}={50} over {700} approx {0,0714}</annotation>
  </semantics>
</math>
</file>

<file path=Object 61/content.xml><?xml version="1.0" encoding="utf-8"?>
<math xmlns="http://www.w3.org/1998/Math/MathML">
  <semantics>
    <mrow>
      <mi>G</mi>
      <mrow>
        <mo stretchy="false">(</mo>
        <mrow>
          <mn>70</mn>
          <mstyle mathvariant="normal">
            <mrow>
              <mi mathvariant="normal">;</mi>
            </mrow>
          </mstyle>
          <mn>13</mn>
        </mrow>
        <mo stretchy="false">)</mo>
      </mrow>
    </mrow>
    <annotation encoding="StarMath 5.0">G({70} nitalic; {13})</annotation>
  </semantics>
</math>
</file>

<file path=Object 7/content.xml><?xml version="1.0" encoding="utf-8"?>
<math xmlns="http://www.w3.org/1998/Math/MathML">
  <semantics>
    <mrow>
      <mi>V</mi>
      <mrow>
        <mrow>
          <mo stretchy="false">(</mo>
          <mi>Y</mi>
          <mo stretchy="false">)</mo>
        </mrow>
        <mo stretchy="false">≈</mo>
        <mn>2,29</mn>
      </mrow>
    </mrow>
    <annotation encoding="StarMath 5.0">V(Y)  approx {2,29}</annotation>
  </semantics>
</math>
</file>

<file path=Object 8/content.xml><?xml version="1.0" encoding="utf-8"?>
<math xmlns="http://www.w3.org/1998/Math/MathML">
  <semantics>
    <mrow>
      <mi>G</mi>
      <mrow>
        <mo stretchy="false">(</mo>
        <mrow>
          <mn>70</mn>
          <mstyle mathvariant="normal">
            <mrow>
              <mi mathvariant="normal">;</mi>
            </mrow>
          </mstyle>
          <mn>13</mn>
        </mrow>
        <mo stretchy="false">)</mo>
      </mrow>
    </mrow>
    <annotation encoding="StarMath 5.0">G({70} nitalic; {13})</annotation>
  </semantics>
</math>
</file>

<file path=Object 9/content.xml><?xml version="1.0" encoding="utf-8"?>
<math xmlns="http://www.w3.org/1998/Math/MathML">
  <semantics>
    <mrow>
      <mrow>
        <msub>
          <mi>C</mi>
          <mi mathvariant="italic">xy</mi>
        </msub>
        <mo stretchy="false">=</mo>
        <mfrac>
          <mn>1</mn>
          <mi>n</mi>
        </mfrac>
      </mrow>
      <mrow>
        <munderover>
          <mo stretchy="false">∑</mo>
          <mrow>
            <mstyle mathvariant="normal">
              <mrow>
                <mi mathvariant="normal">i</mi>
              </mrow>
            </mstyle>
            <mo stretchy="false">=</mo>
            <mn>1</mn>
          </mrow>
          <mi>n</mi>
        </munderover>
        <mrow>
          <mrow>
            <mo stretchy="false">(</mo>
            <mrow>
              <msub>
                <mi>x</mi>
                <mi>i</mi>
              </msub>
              <mo stretchy="false">−</mo>
              <mover accent="true">
                <mi>x</mi>
                <mo>¯</mo>
              </mover>
            </mrow>
            <mo stretchy="false">)</mo>
          </mrow>
          <mrow>
            <mo stretchy="false">(</mo>
            <mrow>
              <msub>
                <mi>y</mi>
                <mi>i</mi>
              </msub>
              <mo stretchy="false">−</mo>
              <mover accent="true">
                <mi>y</mi>
                <mo>¯</mo>
              </mover>
            </mrow>
            <mo stretchy="false">)</mo>
          </mrow>
        </mrow>
      </mrow>
    </mrow>
    <annotation encoding="StarMath 5.0">C_{xy}={1} over n sum from {{nitalic i}={1}} to { n } { (x_i- overline  x)(y_i- overline  y) } </annotation>
  </semantics>
</math>
</file>